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e32" officeooo:paragraph-rsid="00032e32"/>
    </style:style>
    <style:style style:name="P2" style:family="paragraph" style:parent-style-name="Standard">
      <style:text-properties officeooo:paragraph-rsid="00032e32"/>
    </style:style>
    <style:style style:name="P3" style:family="paragraph" style:parent-style-name="Standard">
      <style:text-properties fo:font-weight="bold" officeooo:rsid="00032e32" officeooo:paragraph-rsid="00032e32" fo:background-color="#ffa6a6" style:font-weight-asian="bold" style:font-weight-complex="bold"/>
    </style:style>
    <style:style style:name="P4" style:family="paragraph" style:parent-style-name="Standard">
      <style:text-properties officeooo:rsid="00032e32" officeooo:paragraph-rsid="00032e32" fo:background-color="#ffa6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2e3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2e3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CIENTES</text:p>
      <text:p text:style-name="P1"><text:line-break/><text:tab/><text:span text:style-name="T1">CIP<text:tab/><text:tab/><text:tab/>VARCHAR(16)<text:tab/>PK</text:span></text:p>
      <text:p text:style-name="P1"><text:span text:style-name="T1"><text:tab/></text:span><text:span text:style-name="T3">DNI<text:tab/><text:tab/><text:tab/>VARCHAR(9)</text:span></text:p>
      <text:p text:style-name="P1"><text:tab/>NSS<text:tab/><text:tab/><text:tab/>VARCHAR(12)</text:p>
      <text:p text:style-name="P1"><text:tab/>Nombre<text:tab/><text:tab/>VARCHAR(50)</text:p>
      <text:p text:style-name="P1"><text:tab/>Direccion<text:tab/><text:tab/>VARCHAR(50)</text:p>
      <text:p text:style-name="P1"><text:tab/>Telefono<text:tab/><text:tab/>VARCHAR(12)</text:p>
      <text:p text:style-name="P1"><text:tab/><text:span text:style-name="T1">NumColegiado<text:tab/>VARCHAR(8)<text:tab/>PK, FK</text:span></text:p>
      <text:p text:style-name="P1"><text:span text:style-name="T1"><text:tab/></text:span></text:p>
      <text:p text:style-name="P1"><text:span text:style-name="T1"/></text:p>
      <text:p text:style-name="P4"><text:span text:style-name="T1">HISTORIALES</text:span></text:p>
      <text:p text:style-name="P1"><text:span text:style-name="T1"/></text:p>
      <text:p text:style-name="P1"><text:span text:style-name="T1"><text:tab/>CIP<text:tab/><text:tab/><text:tab/>VARCHAR(16)<text:tab/>PK, FK</text:span></text:p>
      <text:p text:style-name="P1"><text:span text:style-name="T1"><text:tab/></text:span><text:span text:style-name="T3">Fecha<text:tab/><text:tab/><text:tab/>DATE</text:span></text:p>
      <text:p text:style-name="P1"><text:span text:style-name="T3"><text:tab/>Enfermedad<text:tab/><text:tab/>VARCHAR(50)</text:span></text:p>
      <text:p text:style-name="P1"><text:span text:style-name="T3"><text:tab/></text:span></text:p>
      <text:p text:style-name="P3">MEDICOS</text:p>
      <text:p text:style-name="P1"><text:span text:style-name="T3"/></text:p>
      <text:p text:style-name="P1"><text:span text:style-name="T3"><text:tab/></text:span><text:span text:style-name="T1">NumColegiado<text:tab/>VARCHAR(8)<text:tab/>PK</text:span></text:p>
      <text:p text:style-name="P1"><text:span text:style-name="T3"><text:tab/>NombreMed<text:tab/><text:tab/>VARCHAR(50)</text:span></text:p>
      <text:p text:style-name="P1"><text:span text:style-name="T1"><text:tab/></text:span><text:span text:style-name="T3">DNI<text:tab/><text:tab/><text:tab/>VARCHAR(9)</text:span></text:p>
      <text:p text:style-name="P1"><text:span text:style-name="T3"><text:tab/>DireccionMed<text:tab/><text:tab/>VARCHAR(50)</text:span></text:p>
      <text:p text:style-name="P1"><text:span text:style-name="T3"><text:tab/>TelefonoMed<text:tab/><text:tab/>VARCHAR(12)</text:span></text:p>
      <text:p text:style-name="P1"><text:span text:style-name="T3"><text:tab/>AnioColegiatura<text:tab/>YEAR</text:span></text:p>
      <text:p text:style-name="P1"><text:span text:style-name="T3"/></text:p>
      <text:p text:style-name="P3">SALAS</text:p>
      <text:p text:style-name="P1"><text:span text:style-name="T3"><text:tab/></text:span></text:p>
      <text:p text:style-name="P2"><text:span text:style-name="T4"><text:tab/></text:span><text:span text:style-name="T1">IDSala<text:tab/><text:tab/><text:tab/></text:span><text:span text:style-name="T2">INT(4)<text:tab/><text:tab/><text:tab/>PK</text:span></text:p>
      <text:p text:style-name="P1"><text:span text:style-name="T3"><text:tab/>Ubicacion<text:tab/><text:tab/>VARCHAR(50)</text:span></text:p>
      <text:p text:style-name="P1"><text:span text:style-name="T3"/></text:p>
      <text:p text:style-name="P3">CONSULTAS</text:p>
      <text:p text:style-name="P1"><text:span text:style-name="T3"><text:tab/></text:span></text:p>
      <text:p text:style-name="P1"><text:span text:style-name="T3"><text:tab/></text:span><text:span text:style-name="T1">IDSala<text:tab/><text:tab/><text:tab/>INT(4)<text:tab/><text:tab/><text:tab/>PK, FK</text:span></text:p>
      <text:p text:style-name="P1"><text:span text:style-name="T3"><text:tab/></text:span><text:span text:style-name="T1">NumColegiado<text:tab/>VARCHAR(8)<text:tab/>PK, FK</text:span></text:p>
      <text:p text:style-name="P1"><text:span text:style-name="T3"><text:tab/>Horario<text:tab/><text:tab/>TIME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9:48:44.469000000</meta:creation-date>
    <dc:date>2023-11-14T20:38:49.633000000</dc:date>
    <meta:editing-duration>PT50M5S</meta:editing-duration>
    <meta:editing-cycles>1</meta:editing-cycles>
    <meta:document-statistic meta:table-count="0" meta:image-count="0" meta:object-count="0" meta:page-count="1" meta:paragraph-count="30" meta:word-count="58" meta:character-count="513" meta:non-whitespace-character-count="426"/>
    <meta:generator>LibreOffice/7.5.4.2$Windows_X86_64 LibreOffice_project/36ccfdc35048b057fd9854c757a8b67ec53977b6</meta:generator>
  </office:meta>
</office:document-meta>
</file>